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f585c" officeooo:paragraph-rsid="001f585c"/>
    </style:style>
    <style:style style:name="P2" style:family="paragraph" style:parent-style-name="Standard">
      <style:paragraph-properties fo:text-align="justify" style:justify-single-word="false"/>
      <style:text-properties officeooo:rsid="001f585c" officeooo:paragraph-rsid="001f585c"/>
    </style:style>
    <style:style style:name="P3" style:family="paragraph" style:parent-style-name="Standard">
      <style:paragraph-properties fo:text-align="justify" style:justify-single-word="false"/>
      <style:text-properties officeooo:rsid="002007c6" officeooo:paragraph-rsid="002007c6"/>
    </style:style>
    <style:style style:name="P4" style:family="paragraph" style:parent-style-name="Standard">
      <style:paragraph-properties fo:text-align="justify" style:justify-single-word="false"/>
      <style:text-properties fo:font-weight="bold" officeooo:rsid="002007c6" officeooo:paragraph-rsid="002007c6" style:font-weight-asian="bold" style:font-weight-complex="bold"/>
    </style:style>
    <style:style style:name="P5" style:family="paragraph" style:parent-style-name="Standard">
      <style:paragraph-properties fo:text-align="justify" style:justify-single-word="false"/>
      <style:text-properties fo:font-weight="bold" officeooo:rsid="0023dcdd" officeooo:paragraph-rsid="0023dcdd" style:font-weight-asian="bold" style:font-weight-complex="bold"/>
    </style:style>
    <style:style style:name="P6" style:family="paragraph" style:parent-style-name="Standard">
      <style:paragraph-properties fo:text-align="justify" style:justify-single-word="false"/>
      <style:text-properties officeooo:rsid="00217ef5" officeooo:paragraph-rsid="00217ef5"/>
    </style:style>
    <style:style style:name="P7" style:family="paragraph" style:parent-style-name="Standard">
      <style:paragraph-properties fo:text-align="justify" style:justify-single-word="false"/>
      <style:text-properties officeooo:rsid="00217ef5" officeooo:paragraph-rsid="0022a6c9"/>
    </style:style>
    <style:style style:name="P8" style:family="paragraph" style:parent-style-name="Standard">
      <style:paragraph-properties fo:text-align="justify" style:justify-single-word="false"/>
      <style:text-properties fo:font-weight="normal" officeooo:rsid="00217ef5" officeooo:paragraph-rsid="00217ef5" style:font-weight-asian="normal" style:font-weight-complex="normal"/>
    </style:style>
    <style:style style:name="P9" style:family="paragraph" style:parent-style-name="Standard">
      <style:paragraph-properties fo:text-align="justify" style:justify-single-word="false"/>
      <style:text-properties officeooo:rsid="00217ef5" officeooo:paragraph-rsid="00217ef5" fo:background-color="#9999ff"/>
    </style:style>
    <style:style style:name="P10" style:family="paragraph" style:parent-style-name="Standard">
      <style:paragraph-properties fo:text-align="justify" style:justify-single-word="false"/>
      <style:text-properties officeooo:rsid="00217ef5" officeooo:paragraph-rsid="00217ef5" fo:background-color="#0066ff"/>
    </style:style>
    <style:style style:name="P11" style:family="paragraph" style:parent-style-name="Standard">
      <style:paragraph-properties fo:text-align="justify" style:justify-single-word="false"/>
      <style:text-properties officeooo:rsid="0022a6c9" officeooo:paragraph-rsid="0022a6c9"/>
    </style:style>
    <style:style style:name="P12" style:family="paragraph" style:parent-style-name="Standard">
      <style:paragraph-properties fo:text-align="justify" style:justify-single-word="false"/>
      <style:text-properties officeooo:rsid="0023dcdd" officeooo:paragraph-rsid="0023dcdd"/>
    </style:style>
    <style:style style:name="P13" style:family="paragraph" style:parent-style-name="Standard">
      <style:paragraph-properties fo:text-align="justify" style:justify-single-word="false"/>
      <style:text-properties officeooo:rsid="002467b6" officeooo:paragraph-rsid="002467b6"/>
    </style:style>
    <style:style style:name="P14" style:family="paragraph" style:parent-style-name="Standard">
      <style:paragraph-properties fo:text-align="justify" style:justify-single-word="false"/>
      <style:text-properties fo:language="fr" fo:country="FR" officeooo:rsid="002467b6" officeooo:paragraph-rsid="002467b6"/>
    </style:style>
    <style:style style:name="T1" style:family="text">
      <style:text-properties officeooo:rsid="001f585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67b6" style:font-style-asian="normal" style:font-style-complex="normal"/>
    </style:style>
    <style:style style:name="T5" style:family="text">
      <style:text-properties officeooo:rsid="00217ef5"/>
    </style:style>
    <style:style style:name="T6" style:family="text">
      <style:text-properties officeooo:rsid="0022a6c9"/>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étude d'impact environnemental</text:span></text:p>
      <text:p text:style-name="P1">→ Doctrine</text:p>
      <text:p text:style-name="P2"/>
      <text:p text:style-name="P4">Sylvie VANPEENE-BRUHIER, Pierre-André PISSARD et Christelle BASSI, « Mesures compensatoires des atteintes à l'environnement dans les projets d'infrastructures : des nouvelles exigences réglementaires pour une amélioration des pratiques », <text:span text:style-name="T2">Sciences Eaux et Territoires la revue d'Irstea</text:span><text:span text:style-name="T3">, Article hors-série numéro 9– 2013, 7 p.</text:span></text:p>
      <text:p text:style-name="P3"/>
      <text:p text:style-name="P3"><text:span text:style-name="T3">La compensation des impacts résudiels des projets d'aménagement apparaît dans la loi Nature 76-629 relative à la protection de la nature. Une mesure compensatoire est une «</text:span><text:span text:style-name="T2"> 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text:span><text:span text:style-name="T3"> » (Commissariat général au développement durable, 2012).</text:span></text:p>
      <text:p text:style-name="P3"><text:span text:style-name="T3">Souvent parent pauvre du projet d'aménagement → modification de la réglementation des études d'impact.</text:span></text:p>
      <text:p text:style-name="P3"/>
      <text:p text:style-name="P3"><text:span text:style-name="T3">Dispositions de la <text:s/>loi Nature 76-629 relative à la protection de la nature : A VOIR</text:span></text:p>
      <text:p text:style-name="P3"><text:span text:style-name="T3">Disposait que l'étude d'impact mentionnait les mesures pouvant supprimer ou réduire et si possible compenser les conséquence du projet pour l'environnement, mais n'indiquait pas que cette compensation devait être réalisée.</text:span></text:p>
      <text:p text:style-name="P3"/>
      <text:p text:style-name="P3">Dispositions du Décret n°77-1141 : A VOIR l'étude d'impact doit estimer le coût des mesures compensatoires proposées. À nouveau, il n'est pas explicitement indiqué que la compensation doit être réalisée. On renvoit vers des arrêtés interministériels. <text:span text:style-name="T5">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3"/>
      <text:p text:style-name="P6">Les mesures compensatoires sont étudiées quand les mesures d'évitement n'ont pas pu être retenus, et, quand, malgré des mesures de réduction d'impact, il reste des impacts résiduels notables. C'est l'objet du tryptique « éviter, réduire, compenser ».</text:p>
      <text:p text:style-name="P6"/>
      <text:p text:style-name="P6">Quand les mesures compensatoires étaient (rarement) mise en place pour les projets d'infrastructure de transport terrestre, les mesures compensatoires prises n'étaient pas perennes.</text:p>
      <text:p text:style-name="P3"/>
      <text:p text:style-name="P8">L’achat d’un terrain en bon état écologique ou sa mise en réserve en tant que mesure compensatoire n’apporte pas de gain pour l’environnement, or c’est l’objectif affiché des mesures compensatoires.</text:p>
      <text:p text:style-name="P3"><text:span text:style-name="T3"/></text:p>
      <text:p text:style-name="P6"><text:span text:style-name="T3">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span></text:p>
      <text:p text:style-name="P6"/>
      <text:p text:style-name="P6">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6"/>
      <text:p text:style-name="P7">Disposition de la loi n° 2009-967 de programmation relative à la mise en œuvre du Grenelle <text:soft-page-break/>Environnement : <text:s/><text:span text:style-name="T6">A VOIR</text:span> introduit la compensation des atteintes portées aux continuités écologiques. Cette notion pourra s’appliquer à la <text:span text:style-name="T7">nature ordinaire</text:span> dont le rôle fonctionnel de continuité écologique aura été identifié. Elle permet donc que les études d’impacts prennent en compte toutes les espèces et non uniquement les espèces protégées. </text:p>
      <text:p text:style-name="P7"/>
      <text:p text:style-name="P7"><text:span text:style-name="T6">Disposition du D</text:span>écret n° 2011-2019 portant réforme des études d'impact : <text:span text:style-name="T6">A VOIR. Modifie les articles </text:span>R. 122-14-I et R. 122-15-I <text:span text:style-name="T6">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6"/>
      <text:p text:style-name="P11">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11"/>
      <text:p text:style-name="P11">Évolution de la mentalité des aménageurs</text:p>
      <text:p text:style-name="P11"/>
      <text:p text:style-name="P11">Augmentation des ratios de compensation appliqués : jusqu'à 10 hectares par hectare détruit – DREAL de Franche-Comté 2011. L’augmentation des ratios de compensation se traduit</text:p>
      <text:p text:style-name="P11">par la pression qu’un projet d’aménagement, notamment d’infrastructure de transport, induit sur le marché foncier agricole. L’aménageur, pour réaliser les mesures compensatoires, va acheter les surfaces nécessaires. Ce sera souvent des surfaces ayant eu ou pouvant avoir une vocation agricole. La profession agricole exprime à ce propos la notion de « double peine ». La surface agricole artificialisée consommée directement par les projets est de 98 000 ha/an (enquête TERUTI).</text:p>
      <text:p text:style-name="P11"/>
      <text:p text:style-name="P11">Les acteurs jugent l’étude d’impact trop tardive. Le choix de l’opportunité d’un projet se fait (quand sa nature le nécessite) au moment du débat public. Or à cette étape, la prise en compte de l’environnement est à une échelle telle qu’aucune donnée pertinente ne peut définir précisément l’impact du projet. Les études d’impact fines (permettant de définir les mesures d’évitement, de réduction et de compensation) interviennent après la déclaration d’utilité publique (DUP).</text:p>
      <text:p text:style-name="P11"/>
      <text:p text:style-name="P12">es mesures compensatoires de renforcement ou de réintroduction de populations d’espèces végétales impactées par un aménagement n’ont un taux de réussite que d’un tiers sur le long terme. Ce résultat très décevant serait lié en grande partie au mauvais choix de l’habitat où réimplanter l’espèce. (résultats INTERMOPES à paraître).</text:p>
      <text:p text:style-name="P12"/>
      <text:p text:style-name="P12">Évaluer l’équivalence écologique en comparant les pertes (dues au projet) et les gains (dus à la mesure compensatoire) nécessite de définir un état servant de référence. Cet état de référence doit-il être un état initial du site ou l’état futur probable du site impacté ? Là aussi, les connaissances sont insuffisantes pour répondre à ces questions et trop de sources d’incertitudes sont en jeu (Quetier et al., 2012).</text:p>
      <text:p text:style-name="P6"/>
      <text:p text:style-name="P6"/>
      <table:table table:name="Tableau1" table:style-name="Tableau1">
        <table:table-column table:style-name="Tableau1.A"/>
        <table:table-row>
          <table:table-cell table:style-name="Tableau1.A1" office:value-type="string">
            <text:p text:style-name="P10"><text:span text:style-name="T3">Liste non exhaustive des colloques récents ayant traité des mesures compensatoires :</text:span></text:p>
            <text:p text:style-name="P9"><text:span text:style-name="T3">« Les mesures compensatoires pour la biodiversité », 3 juin 2009, Saint-Martin-de-Crau, réseau régional des gestionnaires d’espaces naturels protégés.</text:span></text:p>
            <text:p text:style-name="P9"><text:span text:style-name="T3">« Mesures compensatoires dans un projet d’infrastructure de transport terrestre », 29-30 mars 2011, Aix-en-Provence, Cemagref – CETE Méditerranée dans le cadre d’INTERMOPES (programme recherche ITTECOP).</text:span></text:p>
            <text:p text:style-name="P9"><text:soft-page-break/><text:span text:style-name="T3">« Espèces protégées et infrastructures : enjeux et procédures de dérogation », 26 octobre 2011, Paris, CETE de l’Est, COTITA-EST.</text:span></text:p>
            <text:p text:style-name="P9"><text:span text:style-name="T3">« Les mesures compensatoires en zones humides : aspects réglementaires, mise en œuvre et retours d’expériences... » 16 février 2012, Paris, Rencontre du Groupe d'échange « Mares, zones humides intérieures, vallées alluviales », Fédération nationale des parcs naturels régionaux.</text:span></text:p>
            <text:p text:style-name="P9"><text:span text:style-name="T3">« Restauration écologique : quand compenser ne suffit plus », 3-4 avril 2012, Paris, Naturparif.</text:span></text:p>
          </table:table-cell>
        </table:table-row>
      </table:table>
      <text:p text:style-name="P6"/>
      <text:p text:style-name="P5"><text:span text:style-name="T3">Modalités de mise en œuvre des mesures compensatoires, Direction Régionale de l'Environnement, de l'Aménagement et du Logement de Franche-Comté, Besançon, 5 janvier 2011, </text:span><text:span text:style-name="T4">14 p.</text:span></text:p>
      <text:p text:style-name="P12"/>
      <text:p text:style-name="P13"><text:span text:style-name="T3">la loi Nature de 1976 créé le principe « éviter, réduire, compenser ».</text:span></text:p>
      <text:p text:style-name="P13"><text:span text:style-name="T3">Le tryptique apparaît aujourd'hui à l'article R. 122-3 al.6 du Code de l'environnement.</text:span></text:p>
      <text:p text:style-name="P13"><text:span text:style-name="T3">Il est <text:s/>évident de constater le décalage souvent important entre les dégradations de la biodiversité et les plus-values des mesures compensatoires. On compense souvent mal et ailleurs un impact local. Prenons un exemple : une forêt linéaire est coupée par une route. L'auteur du projet propose de reboiser le double de la surface coupée, mais les propriétaires locaux refusent de vendre leurs terrains. Le boisement se fera, mais à 60 km de là. La forêt linéaire n'a retrouvé ni son continuum écologique, ni même son équivalent-surface au sol.</text:span></text:p>
      <text:p text:style-name="P13"/>
      <text:p text:style-name="P13"><text:span text:style-name="T3">Eviter : supprimer l'impact par une modification du projet initial.</text:span></text:p>
      <text:p text:style-name="P13"><text:span text:style-name="T3">Réduire :</text:span></text:p>
      <text:p text:style-name="P13">Mesures compensatoires : contrepartie d’un dommage dit «résiduel» et accepté. Les mesures compensatoires visent un bilan neutre écologique voire une amélioration globale de la valeur écologique d’un site et de ses environs. Les mesures compensatoires portent sur :</text:p>
      <text:p text:style-name="P13">- milieux remarquables, dégradés ou menacés ou susceptibles d’être valorisés,</text:p>
      <text:p text:style-name="P13">- des espaces de nature dite ordinaire, en particulier s’ils participent à l’équilibre écologique global ou aux connexions entre zones patrimoniales.</text:p>
      <text:p text:style-name="P13"/>
      <text:p text:style-name="P13"/>
      <text:p text:style-name="P13">CONTENU DE L'ÉTUDE D'IMPACT ENVIRONNEMENTAL : Articles L. 122-1 à L. 122-3 et R. 122-3-II-4° du Code de l'environnement et R. 512-8 pour les installations classées.</text:p>
      <text:p text:style-name="P13"/>
      <text:p text:style-name="P13"><text:span text:style-name="T3">CONTENU DU RAPPORT ENVIRONNEMENTAL DES PLANS, PROGRAMMES ET PROJETS : Article L. 122-4 à L. 122-11 et R. 122-20-I-5° du Code de l'environnement</text:span></text:p>
      <text:p text:style-name="P13"/>
      <text:p text:style-name="P14"><text:span text:style-name="T3">AMÉNAGEMENTS OU TRAVAUX AUTORISÉS AU TITRE DE LA LOI SUR L'EAU : Articles R. 214-6 et R. 214-32 du Code de l'environnement.</text:span></text:p>
      <text:p text:style-name="P13"/>
      <text:p text:style-name="P13"><text:span text:style-name="T3">PROJETS D'INTÉRÊT PUBLIC MAJEUR LORSQU'ILS DÉTRUISENT DES ESPÈCES PROTÉGÉES</text:span></text:p>
      <text:p text:style-name="P13"/>
      <text:p text:style-name="P13">PRÉVENTION ET À LA RÉPARATION DE CERTAINS DOMMAGES À L'ENVIRONNEMENT</text:p>
      <text:p text:style-name="P13"/>
      <text:p text:style-name="P13">INCIDENCES SUR L'ÉTAT DE CONSERVATION DES SITES NATURA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1:43:03.155993797</meta:creation-date>
    <meta:generator>LibreOffice/4.2.4.2$Linux_X86_64 LibreOffice_project/420m0$Build-2</meta:generator>
    <dc:date>2014-07-16T21:03:42.052715743</dc:date>
    <meta:editing-duration>P0D</meta:editing-duration>
    <meta:editing-cycles>2</meta:editing-cycles>
    <meta:document-statistic meta:table-count="1" meta:image-count="0" meta:object-count="0" meta:page-count="3" meta:paragraph-count="43" meta:word-count="1451" meta:character-count="9796" meta:non-whitespace-character-count="8301"/>
  </office:meta>
</office:document-meta>
</file>